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cf14" officeooo:paragraph-rsid="001816cd"/>
    </style:style>
    <style:style style:name="P2" style:family="paragraph" style:parent-style-name="Standard">
      <style:text-properties style:font-name="Arial" fo:font-weight="bold" officeooo:paragraph-rsid="0014f624" style:font-weight-asian="bold" style:font-name-complex="Arial"/>
    </style:style>
    <style:style style:name="P3" style:family="paragraph" style:parent-style-name="Standard">
      <style:text-properties style:font-name="Arial" officeooo:paragraph-rsid="0014f624" style:font-name-complex="Arial" style:font-weight-complex="bold"/>
    </style:style>
    <style:style style:name="P4" style:family="paragraph" style:parent-style-name="Standard">
      <style:text-properties fo:font-style="italic" fo:font-weight="bold" officeooo:paragraph-rsid="0014f624" style:font-style-asian="italic" style:font-weight-asian="bold" style:font-style-complex="italic" style:font-weight-complex="bold"/>
    </style:style>
    <style:style style:name="P5" style:family="paragraph" style:parent-style-name="Standard">
      <style:text-properties fo:font-style="italic" officeooo:paragraph-rsid="0014f624" style:font-style-asian="italic"/>
    </style:style>
    <style:style style:name="P6" style:family="paragraph" style:parent-style-name="Standard">
      <style:text-properties officeooo:paragraph-rsid="0014f624"/>
    </style:style>
    <style:style style:name="P7" style:family="paragraph" style:parent-style-name="Standard">
      <style:text-properties fo:font-size="12pt" fo:font-weight="bold" officeooo:paragraph-rsid="0014f624" style:font-size-asian="12pt" style:font-weight-asian="bold" style:font-size-complex="12pt"/>
    </style:style>
    <style:style style:name="P8" style:family="paragraph" style:parent-style-name="Standard">
      <style:paragraph-properties fo:text-align="center" style:justify-single-word="false"/>
      <style:text-properties fo:font-size="14pt" fo:font-weight="normal" officeooo:rsid="0010cf14" officeooo:paragraph-rsid="001816cd"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22pt" fo:font-weight="bold" officeooo:rsid="0010cf14" officeooo:paragraph-rsid="001816c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5pt" fo:font-style="italic" officeooo:rsid="0010cf14" officeooo:paragraph-rsid="001816cd" style:font-size-asian="15pt" style:font-style-asian="italic" style:font-size-complex="15pt" style:font-style-complex="italic"/>
    </style:style>
    <style:style style:name="P11" style:family="paragraph" style:parent-style-name="Standard">
      <style:paragraph-properties fo:keep-with-next="always"/>
      <style:text-properties officeooo:rsid="0012b832" officeooo:paragraph-rsid="0014f624"/>
    </style:style>
    <style:style style:name="P12" style:family="paragraph" style:parent-style-name="Standard">
      <style:paragraph-properties fo:keep-with-next="always"/>
      <style:text-properties officeooo:paragraph-rsid="0014f624"/>
    </style:style>
    <style:style style:name="P13" style:family="paragraph" style:parent-style-name="Standard">
      <style:paragraph-properties fo:keep-with-next="always"/>
      <style:text-properties fo:font-style="italic" officeooo:paragraph-rsid="0014f624" style:font-style-asian="italic"/>
    </style:style>
    <style:style style:name="P14" style:family="paragraph" style:parent-style-name="Standard">
      <style:paragraph-properties fo:keep-with-next="always"/>
      <style:text-properties style:font-name="Arial" fo:font-weight="bold" officeooo:paragraph-rsid="0014f624" style:font-weight-asian="bold" style:font-name-complex="Arial"/>
    </style:style>
    <style:style style:name="P15" style:family="paragraph" style:parent-style-name="Header">
      <style:paragraph-properties fo:keep-with-next="always">
        <style:tab-stops/>
      </style:paragraph-properties>
      <style:text-properties officeooo:paragraph-rsid="0014f624"/>
    </style:style>
    <style:style style:name="P16" style:family="paragraph" style:parent-style-name="Header">
      <style:paragraph-properties fo:keep-with-next="always">
        <style:tab-stops/>
      </style:paragraph-properties>
      <style:text-properties officeooo:paragraph-rsid="0014f624" style:font-style-complex="italic"/>
    </style:style>
    <style:style style:name="P17" style:family="paragraph" style:parent-style-name="Standard" style:master-page-name="Standard">
      <style:paragraph-properties style:page-number="auto" fo:break-before="page"/>
      <style:text-properties style:font-name="Arial" fo:font-weight="bold" officeooo:paragraph-rsid="0014f624" style:font-weight-asian="bold" style:font-name-complex="Arial"/>
    </style:style>
    <style:style style:name="P18" style:family="paragraph" style:parent-style-name="Standard" style:list-style-name="WW8Num22">
      <style:paragraph-properties>
        <style:tab-stops>
          <style:tab-stop style:position="0.75in"/>
        </style:tab-stops>
      </style:paragraph-properties>
      <style:text-properties officeooo:paragraph-rsid="001cc60f"/>
    </style:style>
    <style:style style:name="P19" style:family="paragraph" style:parent-style-name="Standard">
      <style:text-properties style:font-name="Arial" fo:font-weight="bold" officeooo:paragraph-rsid="0014f624" style:font-weight-asian="bold" style:font-name-complex="Arial"/>
    </style:style>
    <style:style style:name="P20" style:family="paragraph" style:parent-style-name="Standard">
      <style:text-properties officeooo:paragraph-rsid="0014f624"/>
    </style:style>
    <style:style style:name="P21" style:family="paragraph" style:parent-style-name="Standard">
      <style:text-properties fo:font-style="italic" fo:font-weight="bold" officeooo:paragraph-rsid="0014f624" style:font-style-asian="italic" style:font-weight-asian="bold" style:font-style-complex="italic" style:font-weight-complex="bold"/>
    </style:style>
    <style:style style:name="P22" style:family="paragraph" style:parent-style-name="Standard" style:list-style-name="WW8Num1">
      <style:text-properties officeooo:rsid="001c3fa8" officeooo:paragraph-rsid="001c3fa8"/>
    </style:style>
    <style:style style:name="P23" style:family="paragraph" style:parent-style-name="Standard" style:list-style-name="WW8Num22">
      <style:paragraph-properties>
        <style:tab-stops>
          <style:tab-stop style:position="0.75in"/>
        </style:tab-stops>
      </style:paragraph-properties>
      <style:text-properties officeooo:rsid="001cc60f" officeooo:paragraph-rsid="001cc60f"/>
    </style:style>
    <style:style style:name="P24" style:family="paragraph" style:parent-style-name="Standard">
      <style:paragraph-properties fo:keep-with-next="always"/>
      <style:text-properties officeooo:paragraph-rsid="0014f624"/>
    </style:style>
    <style:style style:name="P25" style:family="paragraph" style:parent-style-name="Header" style:list-style-name="WW8Num15">
      <style:paragraph-properties fo:keep-with-next="always">
        <style:tab-stops/>
      </style:paragraph-properties>
      <style:text-properties officeooo:rsid="001cc60f" officeooo:paragraph-rsid="001cc60f"/>
    </style:style>
    <style:style style:name="P26" style:family="paragraph" style:parent-style-name="Header" style:list-style-name="WW8Num8">
      <style:paragraph-properties fo:keep-with-next="always">
        <style:tab-stops/>
      </style:paragraph-properties>
      <style:text-properties officeooo:rsid="001cfe5d" officeooo:paragraph-rsid="001cfe5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Arial" fo:font-weight="bold" style:font-weight-asian="bold" style:font-name-complex="Arial"/>
    </style:style>
    <style:style style:name="T6" style:family="text">
      <style:text-properties style:font-name="Arial" style:font-name-complex="Arial" style:font-weight-complex="bold"/>
    </style:style>
    <style:style style:name="T7" style:family="text">
      <style:text-properties style:font-name="Arial" fo:font-style="italic" style:font-style-asian="italic" style:font-name-complex="Arial" style:font-weight-complex="bold"/>
    </style:style>
    <style:style style:name="T8" style:family="text">
      <style:text-properties style:font-weight-complex="bold"/>
    </style:style>
    <style:style style:name="T9" style:family="text">
      <style:text-properties officeooo:rsid="001a022e" style:font-weight-complex="bold"/>
    </style:style>
    <style:style style:name="T10" style:family="text">
      <style:text-properties fo:font-weight="bold" style:font-weight-asian="bold"/>
    </style:style>
    <style:style style:name="T11" style:family="text">
      <style:text-properties style:font-style-complex="italic"/>
    </style:style>
    <style:style style:name="T12" style:family="text">
      <style:text-properties officeooo:rsid="001a022e" style:font-style-complex="italic"/>
    </style:style>
    <style:style style:name="T13" style:family="text">
      <style:text-properties officeooo:rsid="001c3fa8" style:font-style-complex="italic"/>
    </style:style>
    <style:style style:name="T14" style:family="text">
      <style:text-properties officeooo:rsid="0019ec84"/>
    </style:style>
    <style:style style:name="T15" style:family="text">
      <style:text-properties officeooo:rsid="001a022e"/>
    </style:style>
    <style:style style:name="T16" style:family="text">
      <style:text-properties fo:font-weight="normal" officeooo:rsid="001a022e" style:font-weight-asian="normal" style:font-weight-complex="normal"/>
    </style:style>
    <style:style style:name="T17" style:family="text">
      <style:text-properties fo:font-style="normal" fo:font-weight="normal" officeooo:rsid="001a022e" style:font-style-asian="normal" style:font-weight-asian="normal" style:font-style-complex="normal" style:font-weight-complex="normal"/>
    </style:style>
    <style:style style:name="T18" style:family="text">
      <style:text-properties officeooo:rsid="001cc60f"/>
    </style:style>
    <style:style style:name="T19" style:family="text">
      <style:text-properties officeooo:rsid="001cfe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chool of Electrical Engineering, Belgrade</text:p>
      <text:p text:style-name="P8">Coursework for Software Engineering Principles (SI3P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Project: CodeUp</text:p>
      <text:p text:style-name="P9"/>
      <text:p text:style-name="P9"/>
      <text:p text:style-name="P9"/>
      <text:p text:style-name="P9"/>
      <text:p text:style-name="P9"/>
      <text:p text:style-name="P9"/>
      <text:p text:style-name="P9"/>
      <text:p text:style-name="P9"/>
      <text:p text:style-name="P9"/>
      <text:p text:style-name="P9"/>
      <text:p text:style-name="P1"/>
      <text:p text:style-name="P10">Use case specification for <text:span text:style-name="T14">Changing User Account Type</text:span></text:p>
      <text:p text:style-name="P1"/>
      <text:p text:style-name="P1">Document version: 1.0</text:p>
      <text:p text:style-name="P17">Name: </text:p>
      <text:p text:style-name="P2"><text:tab/><text:span text:style-name="T16">Changing User Account Type (either by upgrading or downgrading it)</text:span></text:p>
      <text:p text:style-name="P2"/>
      <text:p text:style-name="P6"><text:span text:style-name="T5">Identifier</text:span><text:span text:style-name="T6"> </text:span><text:span text:style-name="T8">(</text:span><text:span text:style-name="T3">A unique identifier for this use case, e.g. UC10</text:span><text:span text:style-name="T8">)</text:span></text:p>
      <text:p text:style-name="P6"><text:span text:style-name="T8"><text:tab/></text:span><text:span text:style-name="T9">UC10</text:span></text:p>
      <text:p text:style-name="P3"/>
      <text:p text:style-name="P12"><text:span text:style-name="T5">Description</text:span><text:span text:style-name="T10"> </text:span><text:span text:style-name="T8">(</text:span><text:span text:style-name="T3">A </text:span><text:span text:style-name="T8">c</text:span><text:span text:style-name="T2">ouple of sentences or a paragraph describing the basic idea of the use case</text:span><text:span text:style-name="T4">)</text:span></text:p>
      <text:p text:style-name="P4"><text:tab/><text:span text:style-name="T17">Some parts of our platform need to be supervised and administrated, such as : removing Spam/inappropriate comments, adding new content to the site, etc… Because different account types have different privileges, we want to be able to change account types; Users who improved our platform might be rewarded and users who engaged in sabotaging activities might be punished (i.e. banned )</text:span></text:p>
      <text:p text:style-name="P4"/>
      <text:p text:style-name="P12"><text:span text:style-name="T5">Goal </text:span><text:span text:style-name="T11">(</text:span><text:span text:style-name="T2">T</text:span><text:span text:style-name="T1">he business goal of the initiating actor</text:span><text:span text:style-name="T11">)</text:span></text:p>
      <text:p text:style-name="P6"><text:span text:style-name="T11"><text:tab/></text:span><text:span text:style-name="T12">Improving the quality of our platform, either by banning users who tried sabotaging it or <text:tab/>rewarding users who proved trustworthy and want to take on more responsibilit</text:span><text:span text:style-name="T13">ies.</text:span></text:p>
      <text:p text:style-name="P5"/>
      <text:p text:style-name="P12"><text:span text:style-name="T5">Preconditions </text:span><text:span text:style-name="T6">(</text:span><text:span text:style-name="T2">List the state(s) the system can be in before this use case starts</text:span>)</text:p>
      <text:list xml:id="list3082221461144610587" text:style-name="WW8Num1">
        <text:list-item>
          <text:p text:style-name="P22">System must have at least one Administrator to carry out this functionality.</text:p>
        </text:list-item>
      </text:list>
      <text:p text:style-name="P15"/>
      <text:p text:style-name="P15"><text:span text:style-name="T5">Assumptions </text:span><text:span text:style-name="T6">(</text:span><text:span text:style-name="T7">Optional, </text:span><text:span text:style-name="T2">List all assumptions that have been made)</text:span></text:p>
      <text:list xml:id="list2088790032200690652" text:style-name="WW8Num15">
        <text:list-item>
          <text:p text:style-name="P25">It has been decided which user account is being upgraded/downgraded either by the administrator that is about to do account type change or by some other mechanism (e.g. a bunch of users applied to the newly opened administrator position and some of them were accepted).</text:p>
        </text:list-item>
      </text:list>
      <text:p text:style-name="P2"/>
      <text:p text:style-name="P12"><text:span text:style-name="T5">Frequency </text:span><text:span text:style-name="T11">(</text:span><text:span text:style-name="T2">Approximately how often this use case is realized, e.g., once a week, 500 times a day, etc</text:span>.<text:span text:style-name="T11">)</text:span></text:p>
      <text:p text:style-name="P16"/>
      <text:p text:style-name="P12"><text:span text:style-name="T5">Basic</text:span><text:span text:style-name="T10"> </text:span><text:span text:style-name="T5">Course</text:span><text:span text:style-name="T8"> (</text:span><text:span text:style-name="T3">Describe the “normal” processing path, aka, the Happy Path</text:span><text:span text:style-name="T8">)</text:span></text:p>
      <text:list xml:id="list3319120308761801020" text:style-name="WW8Num22">
        <text:list-item>
          <text:p text:style-name="P23">Administrator is on the profile page of the user whose account type is being changed.</text:p>
        </text:list-item>
        <text:list-item>
          <text:p text:style-name="P23">Administrator choses new account type for that user.</text:p>
        </text:list-item>
        <text:list-item>
          <text:p text:style-name="P23">Administrator submits that change.</text:p>
        </text:list-item>
        <text:list-item>
          <text:p text:style-name="P23">System saves the changes.</text:p>
        </text:list-item>
        <text:list-item>
          <text:p text:style-name="P23">System flushes any cached information about that user.</text:p>
        </text:list-item>
        <text:list-item>
          <text:p text:style-name="P18"><text:span text:style-name="T18">System notifies that Administrator of success.</text:span></text:p>
        </text:list-item>
      </text:list>
      <text:p text:style-name="P6"/>
      <text:p text:style-name="P12"><text:span text:style-name="T5">Post</text:span><text:span text:style-name="T10"> </text:span><text:span text:style-name="T5">conditions </text:span><text:span text:style-name="T6">(</text:span><text:span text:style-name="T2">List the state(s) the system can be in when this use case ends</text:span>)</text:p>
      <text:list xml:id="list2914529845424669219" text:style-name="WW8Num8">
        <text:list-item>
          <text:p text:style-name="P26">User whose account type changed has a new view of the platform. If he was banned, he can’t access any functionality anymore. If he got upgraded to Admin, from now on he can do everything other Administrators can.</text:p>
        </text:list-item>
      </text:list>
      <text:p text:style-name="P7"/>
      <text:p text:style-name="P7"/>
      <text:p text:style-name="P12"><text:soft-page-break/><text:span text:style-name="T5">Actors </text:span><text:span text:style-name="T11">(</text:span><text:span text:style-name="T2">L</text:span><text:span text:style-name="T1">ist of actors that participate in the use case</text:span><text:span text:style-name="T11">)</text:span></text:p>
      <text:p text:style-name="P13"><text:tab/><text:span text:style-name="T15">Administrator</text:span></text:p>
      <text:p text:style-name="P12"/>
      <text:p text:style-name="P14">Notes</text:p>
      <text:p text:style-name="P11"><text:tab/><text:span text:style-name="T19">Some mechanism for verification of the account type change may be needed, for security <text:tab/>reasons. For example, it might not be safe to allow Administrators to change other users to administrator, because things can spiral out of control if even one of our administrators is a malicious user who infiltrated successfully into our staf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Character_5f_20_5f_style"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Character_5f_20_5f_style" style:num-prefix="A."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3:15:10.935196267</meta:creation-date>
    <dc:date>2018-03-23T09:00:43.155582101</dc:date>
    <meta:editing-duration>PT13M16S</meta:editing-duration>
    <meta:editing-cycles>7</meta:editing-cycles>
    <meta:generator>LibreOffice/5.1.6.2$Linux_X86_64 LibreOffice_project/10m0$Build-2</meta:generator>
    <meta:document-statistic meta:table-count="0" meta:image-count="0" meta:object-count="0" meta:page-count="3" meta:paragraph-count="31" meta:word-count="440" meta:character-count="2708" meta:non-whitespace-character-count="2298"/>
  </office:meta>
</office:document-meta>
</file>